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ext_20_body">
      <style:text-properties officeooo:rsid="0018afd0" officeooo:paragraph-rsid="0018afd0"/>
    </style:style>
    <style:style style:name="P2" style:family="paragraph" style:parent-style-name="Standard">
      <style:text-properties officeooo:rsid="0018afd0" officeooo:paragraph-rsid="0018afd0"/>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Dear Jane,</text:span></text:span></text:p>
      <text:p text:style-name="Text_20_body">Ohhh Jane,</text:p>
      <text:p text:style-name="Text_20_body">I wanted to thank you for the wonderful time we spent together at the party, dancing close and looking deeply into each other's eyes. The music was playing, and they put on the song you love so much.</text:p>
      <text:p text:style-name="Text_20_body">Ohhhh Jane,</text:p>
      <text:p text:style-name="Text_20_body">And I couldn't help but think of you and your...</text:p>
      <text:p text:style-name="Text_20_body">I am not one to judge what we feel, but I have noticed a very strong connection between us—almost spiritual. This goes far beyond just a dance. I don't know if you feel the same way.</text:p>
      <text:p text:style-name="Text_20_body">Ohh Jane,</text:p>
      <text:p text:style-name="Text_20_body">I have the NEED to see you again, to feel your presence next to mine, to fall asleep with you and wake up by your side. That would make me feel so special.</text:p>
      <text:p text:style-name="Text_20_body">Ohhh Jane,</text:p>
      <text:p text:style-name="Text_20_body">This could be the beginning of a beautiful relationship.</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1:23:25.624513900</meta:creation-date>
    <dc:date>2025-01-29T11:35:30.120315374</dc:date>
    <meta:editing-duration>PT12M4S</meta:editing-duration>
    <meta:editing-cycles>1</meta:editing-cycles>
    <meta:document-statistic meta:table-count="0" meta:image-count="0" meta:object-count="0" meta:page-count="1" meta:paragraph-count="10" meta:word-count="137" meta:character-count="690" meta:non-whitespace-character-count="564"/>
    <meta:generator>LibreOffice/7.4.7.2$Linux_X86_64 LibreOffice_project/40$Build-2</meta:generator>
  </office:meta>
</office:document-meta>
</file>